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snap-to-layout-grid="false" style:writing-mode="lr-tb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5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style:text-position="super 58%" style:font-name="Arial" fo:language="en" fo:country="US" style:font-name-complex="Arial"/>
    </style:style>
    <style:style style:name="T13" style:family="text">
      <style:text-properties style:text-position="sub 58%" style:font-name="Arial" fo:font-size="10pt" style:font-size-asian="10pt" style:font-name-complex="Arial" style:font-size-complex="10pt"/>
    </style:style>
    <style:style style:name="T14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5" style:family="text">
      <style:text-properties fo:language="ru" fo:country="RU" style:font-name-complex="Ari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7</text:span><text:span text:style-name="T4">.1</text:span><text:span text:style-name="T4">1</text:span><text:span text:style-name="T4">.2015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101</text:span><text:span text:style-name="T3">.00</text:span><text:span text:style-name="T3">3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99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and standard gamma radiation </text:span><text:span text:style-name="T12">137</text:span><text:span text:style-name="T1">Cs source of OSGI type with </text:span><text:span text:style-name="T1">68</text:span><text:span text:style-name="T1">,</text:span><text:span text:style-name="T1">54</text:span><text:span text:style-name="T1">± kBq activity, s/n </text:span><text:span text:style-name="T1">2910</text:span><text:span text:style-name="T5">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69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1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3"><text:span text:style-name="T11">7</text:span><text:span text:style-name="T15">3</text:span><text:span text:style-name="T11">.0</text:span><text:span text:style-name="T11">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8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1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0 Sv/h</text:p>
          </table:table-cell>
        </table:table-row>
      </table:table>
      <text:p text:style-name="P2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3">с</text:span><text:span text:style-name="T14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4"><text:span text:style-name="T10">101</text:span>.00<text:span text:style-name="T10">3</text:span></text:p>
          </table:table-cell>
          <table:table-cell table:style-name="Таблица2.A2" office:value-type="string">
            <text:p text:style-name="P23">7493</text:p>
          </table:table-cell>
          <table:table-cell table:style-name="Таблица2.C2" office:value-type="string">
            <text:p text:style-name="P24">68,540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5-11-23T11:15:38.233000000</dc:date>
    <meta:print-date>2015-11-04T15:38:52.55</meta:print-date>
    <meta:editing-cycles>19</meta:editing-cycles>
    <meta:editing-duration>PT7H42M9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4" meta:character-count="1191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